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2f534d" officeooo:paragraph-rsid="002f534d" style:font-size-asian="14pt" style:font-size-complex="14pt"/>
    </style:style>
    <style:style style:name="P4" style:family="paragraph" style:parent-style-name="Standard">
      <style:text-properties fo:font-size="14pt" officeooo:rsid="002f534d" officeooo:paragraph-rsid="004e37fe" style:font-size-asian="14pt" style:font-size-complex="14pt"/>
    </style:style>
    <style:style style:name="P5" style:family="paragraph" style:parent-style-name="Standard">
      <style:text-properties fo:font-size="14pt" officeooo:paragraph-rsid="004efa21" style:font-size-asian="14pt" style:font-size-complex="14pt"/>
    </style:style>
    <style:style style:name="P6" style:family="paragraph" style:parent-style-name="Standard">
      <style:text-properties fo:font-size="14pt" officeooo:paragraph-rsid="00516f60" style:font-size-asian="14pt" style:font-size-complex="14pt"/>
    </style:style>
    <style:style style:name="P7"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fo:font-size="32pt" fo:font-weight="bold" officeooo:rsid="0029f6d8" officeooo:paragraph-rsid="0029f6d8" style:font-size-asian="32pt" style:font-weight-asian="bold" style:font-size-complex="32pt" style:font-weight-complex="bold"/>
    </style:style>
    <style:style style:name="P9" style:family="paragraph" style:parent-style-name="Standard">
      <style:paragraph-properties fo:text-align="center" style:justify-single-word="false"/>
      <style:text-properties fo:font-size="32pt" style:font-size-asian="32pt" style:font-size-complex="32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paragraph-rsid="004efa21"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0pt" fo:font-weight="bold" officeooo:paragraph-rsid="00516f60" style:font-size-asian="20pt" style:font-weight-asian="bold" style:font-size-complex="20pt" style:font-weight-complex="bold"/>
    </style:style>
    <style:style style:name="P13" style:family="paragraph" style:parent-style-name="Standard">
      <style:text-properties style:text-position="0% 100%" fo:font-size="14pt" officeooo:rsid="003013e6" officeooo:paragraph-rsid="003013e6" style:font-size-asian="14pt" style:font-size-complex="14pt"/>
    </style:style>
    <style:style style:name="P14" style:family="paragraph" style:parent-style-name="Standard">
      <style:text-properties style:text-position="0% 100%" fo:font-size="14pt" officeooo:rsid="004e37fe" officeooo:paragraph-rsid="004e37fe" style:font-size-asian="14pt" style:font-size-complex="14pt"/>
    </style:style>
    <style:style style:name="P15" style:family="paragraph" style:parent-style-name="Standard">
      <style:text-properties style:text-position="0% 100%" fo:font-size="14pt" officeooo:rsid="004efa21" officeooo:paragraph-rsid="004efa21" style:font-size-asian="14pt" style:font-size-complex="14pt"/>
    </style:style>
    <style:style style:name="P16" style:family="paragraph" style:parent-style-name="Standard">
      <style:text-properties style:text-position="0% 100%" fo:font-size="14pt" officeooo:rsid="004efa21" officeooo:paragraph-rsid="0050968e" style:font-size-asian="14pt" style:font-size-complex="14pt"/>
    </style:style>
    <style:style style:name="P17" style:family="paragraph" style:parent-style-name="Standard">
      <style:text-properties style:text-position="0% 100%" fo:font-size="14pt" officeooo:rsid="0050968e" officeooo:paragraph-rsid="0050968e" style:font-size-asian="14pt" style:font-size-complex="14pt"/>
    </style:style>
    <style:style style:name="P18" style:family="paragraph" style:parent-style-name="Standard">
      <style:text-properties style:text-position="0% 100%" fo:font-size="14pt" officeooo:rsid="00516f60" officeooo:paragraph-rsid="00516f60" style:font-size-asian="14pt" style:font-size-complex="14pt"/>
    </style:style>
    <style:style style:name="P19" style:family="paragraph" style:parent-style-name="Standard">
      <style:text-properties style:text-position="0% 100%" fo:font-size="14pt" fo:font-weight="bold" officeooo:rsid="004e37fe" officeooo:paragraph-rsid="004e37fe" style:font-size-asian="14pt" style:font-weight-asian="bold" style:font-size-complex="14pt" style:font-weight-complex="bold"/>
    </style:style>
    <style:style style:name="P20" style:family="paragraph" style:parent-style-name="Standard">
      <style:text-properties style:text-position="0% 100%" fo:font-size="14pt" fo:font-weight="bold" officeooo:rsid="004e9035" officeooo:paragraph-rsid="004e9035" style:font-size-asian="14pt" style:font-weight-asian="bold" style:font-size-complex="14pt" style:font-weight-complex="bold"/>
    </style:style>
    <style:style style:name="P21" style:family="paragraph" style:parent-style-name="Standard">
      <style:text-properties style:text-position="0% 100%" fo:font-size="14pt" fo:font-weight="bold" officeooo:rsid="004efa21" officeooo:paragraph-rsid="004efa21" style:font-size-asian="14pt" style:font-weight-asian="bold" style:font-size-complex="14pt" style:font-weight-complex="bold"/>
    </style:style>
    <style:style style:name="P22" style:family="paragraph" style:parent-style-name="Standard">
      <style:text-properties style:text-position="0% 100%" fo:font-size="14pt" fo:font-weight="bold" officeooo:rsid="005339de" officeooo:paragraph-rsid="005339de" style:font-size-asian="14pt" style:font-weight-asian="bold" style:font-size-complex="14pt" style:font-weight-complex="bold"/>
    </style:style>
    <style:style style:name="P23" style:family="paragraph" style:parent-style-name="Standard">
      <style:text-properties style:text-position="0% 100%" fo:font-size="14pt" fo:font-weight="normal" officeooo:rsid="004e9035" officeooo:paragraph-rsid="004e37fe" style:font-size-asian="14pt" style:font-weight-asian="normal" style:font-size-complex="14pt" style:font-weight-complex="normal"/>
    </style:style>
    <style:style style:name="P24" style:family="paragraph" style:parent-style-name="Standard">
      <style:text-properties style:text-position="0% 100%" fo:font-size="14pt" fo:font-weight="normal" officeooo:rsid="004e9035" officeooo:paragraph-rsid="004e9035" style:font-size-asian="14pt" style:font-weight-asian="normal" style:font-size-complex="14pt" style:font-weight-complex="normal"/>
    </style:style>
    <style:style style:name="P25" style:family="paragraph" style:parent-style-name="Standard">
      <style:text-properties style:text-position="0% 100%" fo:font-size="14pt" fo:font-weight="normal" officeooo:rsid="004efa21" officeooo:paragraph-rsid="004efa21" style:font-size-asian="14pt" style:font-weight-asian="normal" style:font-size-complex="14pt" style:font-weight-complex="normal"/>
    </style:style>
    <style:style style:name="P26" style:family="paragraph" style:parent-style-name="Standard">
      <style:text-properties style:text-position="0% 100%" fo:font-size="14pt" fo:font-weight="normal" officeooo:rsid="0050968e" officeooo:paragraph-rsid="0050968e" style:font-size-asian="14pt" style:font-weight-asian="normal" style:font-size-complex="14pt" style:font-weight-complex="normal"/>
    </style:style>
    <style:style style:name="P27" style:family="paragraph" style:parent-style-name="Standard">
      <style:text-properties style:text-position="0% 100%" fo:font-size="14pt" fo:font-weight="normal" officeooo:rsid="00516f60" officeooo:paragraph-rsid="00516f60" style:font-size-asian="14pt" style:font-weight-asian="normal" style:font-size-complex="14pt" style:font-weight-complex="normal"/>
    </style:style>
    <style:style style:name="P28" style:family="paragraph" style:parent-style-name="Standard">
      <style:text-properties style:text-position="0% 100%" fo:font-size="14pt" fo:font-weight="normal" officeooo:rsid="00518678" officeooo:paragraph-rsid="00516f60" style:font-size-asian="14pt" style:font-weight-asian="normal" style:font-size-complex="14pt" style:font-weight-complex="normal"/>
    </style:style>
    <style:style style:name="P29" style:family="paragraph" style:parent-style-name="Standard">
      <style:text-properties style:text-position="0% 100%" fo:font-size="14pt" fo:font-weight="normal" officeooo:rsid="005339de" officeooo:paragraph-rsid="005339de" style:font-size-asian="14pt" style:font-weight-asian="normal" style:font-size-complex="14pt" style:font-weight-complex="normal"/>
    </style:style>
    <style:style style:name="P30" style:family="paragraph" style:parent-style-name="Standard">
      <style:text-properties style:text-position="0% 100%" fo:font-size="14pt" fo:font-weight="normal" officeooo:rsid="005520db" officeooo:paragraph-rsid="005339de" style:font-size-asian="14pt" style:font-weight-asian="normal" style:font-size-complex="14pt" style:font-weight-complex="normal"/>
    </style:style>
    <style:style style:name="P31" style:family="paragraph" style:parent-style-name="Standard">
      <style:text-properties style:text-position="0% 100%" fo:font-size="14pt" fo:font-weight="normal" officeooo:rsid="005520db" officeooo:paragraph-rsid="005520db" style:font-size-asian="14pt" style:font-weight-asian="normal" style:font-size-complex="14pt" style:font-weight-complex="normal"/>
    </style:style>
    <style:style style:name="P32" style:family="paragraph" style:parent-style-name="Standard">
      <style:text-properties style:text-position="0% 100%" fo:font-size="14pt" style:text-underline-style="solid" style:text-underline-width="auto" style:text-underline-color="font-color" fo:font-weight="bold" officeooo:rsid="005339de" officeooo:paragraph-rsid="005339de" style:font-size-asian="14pt" style:font-weight-asian="bold" style:font-size-complex="14pt" style:font-weight-complex="bold"/>
    </style:style>
    <style:style style:name="P33" style:family="paragraph" style:parent-style-name="Standard">
      <style:text-properties style:text-position="0% 100%" fo:font-size="14pt" style:text-underline-style="solid" style:text-underline-width="auto" style:text-underline-color="font-color" fo:font-weight="bold" officeooo:rsid="005520db" officeooo:paragraph-rsid="005520db" style:font-size-asian="14pt" style:font-weight-asian="bold" style:font-size-complex="14pt" style:font-weight-complex="bold"/>
    </style:style>
    <style:style style:name="P34" style:family="paragraph" style:parent-style-name="Standard">
      <style:text-properties style:text-position="0% 100%" fo:font-size="14pt" style:text-underline-style="solid" style:text-underline-width="auto" style:text-underline-color="font-color" fo:font-weight="bold" officeooo:rsid="0055c96b" officeooo:paragraph-rsid="0055c96b" style:font-size-asian="14pt" style:font-weight-asian="bold" style:font-size-complex="14pt" style:font-weight-complex="bold"/>
    </style:style>
    <style:style style:name="P35" style:family="paragraph" style:parent-style-name="Standard" style:list-style-name="L1">
      <style:text-properties fo:font-size="14pt" officeooo:rsid="002f534d" officeooo:paragraph-rsid="002f534d" style:font-size-asian="14pt" style:font-size-complex="14pt"/>
    </style:style>
    <style:style style:name="P36" style:family="paragraph" style:parent-style-name="Standard">
      <style:text-properties fo:font-size="14pt" officeooo:rsid="002f534d" officeooo:paragraph-rsid="005628df" style:font-size-asian="14pt" style:font-size-complex="14pt"/>
    </style:style>
    <style:style style:name="P37" style:family="paragraph" style:parent-style-name="Standard">
      <style:text-properties fo:font-size="14pt" officeooo:rsid="005628df" officeooo:paragraph-rsid="005628df" style:font-size-asian="14pt" style:font-size-complex="14pt"/>
    </style:style>
    <style:style style:name="P38" style:family="paragraph" style:parent-style-name="Standard">
      <style:text-properties fo:font-size="14pt" officeooo:paragraph-rsid="005628df" style:font-size-asian="14pt" style:font-size-complex="14pt"/>
    </style:style>
    <style:style style:name="P39" style:family="paragraph" style:parent-style-name="Standard">
      <style:text-properties fo:font-size="14pt" officeooo:rsid="0056d6e9" officeooo:paragraph-rsid="0056d6e9" style:font-size-asian="14pt" style:font-size-complex="14pt"/>
    </style:style>
    <style:style style:name="P40" style:family="paragraph" style:parent-style-name="Standard" style:list-style-name="L1">
      <style:text-properties style:text-position="0% 100%" fo:font-size="14pt" officeooo:rsid="002f534d" officeooo:paragraph-rsid="002f534d" style:font-size-asian="14pt" style:font-size-complex="14pt"/>
    </style:style>
    <style:style style:name="P41" style:family="paragraph" style:parent-style-name="Standard" style:list-style-name="L1">
      <style:text-properties style:text-position="0% 100%" fo:font-size="14pt" officeooo:rsid="003013e6" officeooo:paragraph-rsid="003013e6" style:font-size-asian="14pt" style:font-size-complex="14pt"/>
    </style:style>
    <style:style style:name="P42" style:family="paragraph" style:parent-style-name="Standard">
      <style:text-properties style:text-position="0% 100%" fo:font-size="14pt" fo:font-weight="normal" officeooo:rsid="005520db" officeooo:paragraph-rsid="005339de" style:font-size-asian="14pt" style:font-weight-asian="normal" style:font-size-complex="14pt" style:font-weight-complex="normal"/>
    </style:style>
    <style:style style:name="P43" style:family="paragraph" style:parent-style-name="Standard">
      <style:text-properties style:text-position="0% 100%" fo:font-size="14pt" fo:font-weight="normal" officeooo:rsid="0055c96b" officeooo:paragraph-rsid="0055c96b" style:font-size-asian="14pt" style:font-weight-asian="normal" style:font-size-complex="14pt" style:font-weight-complex="normal"/>
    </style:style>
    <style:style style:name="P44" style:family="paragraph" style:parent-style-name="Standard">
      <style:text-properties style:text-position="0% 100%" fo:font-size="14pt" fo:font-weight="normal" officeooo:rsid="005339de" officeooo:paragraph-rsid="005339de" style:font-size-asian="14pt" style:font-weight-asian="normal" style:font-size-complex="14pt" style:font-weight-complex="normal"/>
    </style:style>
    <style:style style:name="P45" style:family="paragraph" style:parent-style-name="Standard">
      <style:paragraph-properties fo:text-align="center" style:justify-single-word="false"/>
      <style:text-properties fo:font-size="20pt" fo:font-weight="bold" officeooo:paragraph-rsid="005628df" style:font-size-asian="20pt" style:font-weight-asian="bold" style:font-size-complex="20pt" style:font-weight-complex="bold"/>
    </style:style>
    <style:style style:name="T1" style:family="text">
      <style:text-properties style:text-position="0% 100%"/>
    </style:style>
    <style:style style:name="T2" style:family="text">
      <style:text-properties style:text-position="0% 100%" style:font-name="Liberation Serif1" style:font-name-asian="Liberation Serif1" style:font-name-complex="Liberation Serif1"/>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officeooo:rsid="0029f5be"/>
    </style:style>
    <style:style style:name="T6" style:family="text">
      <style:text-properties fo:font-weight="normal" style:font-weight-asian="normal" style:font-weight-complex="normal"/>
    </style:style>
    <style:style style:name="T7" style:family="text">
      <style:text-properties fo:font-weight="normal" officeooo:rsid="004e9035" style:font-weight-asian="normal" style:font-weight-complex="normal"/>
    </style:style>
    <style:style style:name="T8" style:family="text">
      <style:text-properties fo:font-weight="normal" officeooo:rsid="004e37fe" style:font-weight-asian="normal" style:font-weight-complex="normal"/>
    </style:style>
    <style:style style:name="T9" style:family="text">
      <style:text-properties fo:font-weight="normal" officeooo:rsid="0050968e" style:font-weight-asian="normal" style:font-weight-complex="normal"/>
    </style:style>
    <style:style style:name="T10" style:family="text">
      <style:text-properties fo:font-weight="normal" officeooo:rsid="00518678" style:font-weight-asian="normal" style:font-weight-complex="normal"/>
    </style:style>
    <style:style style:name="T11" style:family="text">
      <style:text-properties fo:font-weight="normal" officeooo:rsid="005520db" style:font-weight-asian="normal" style:font-weight-complex="normal"/>
    </style:style>
    <style:style style:name="T12" style:family="text">
      <style:text-properties officeooo:rsid="004749c0"/>
    </style:style>
    <style:style style:name="T13" style:family="text">
      <style:text-properties fo:font-weight="bold" style:font-weight-asian="bold" style:font-weight-complex="bold"/>
    </style:style>
    <style:style style:name="T14" style:family="text">
      <style:text-properties fo:font-weight="bold" officeooo:rsid="0050968e" style:font-weight-asian="bold" style:font-weight-complex="bold"/>
    </style:style>
    <style:style style:name="T15" style:family="text">
      <style:text-properties officeooo:rsid="004e37fe"/>
    </style:style>
    <style:style style:name="T16" style:family="text">
      <style:text-properties officeooo:rsid="004efa21"/>
    </style:style>
    <style:style style:name="T17" style:family="text">
      <style:text-properties officeooo:rsid="00516f60"/>
    </style:style>
    <style:style style:name="T18" style:family="text">
      <style:text-properties officeooo:rsid="0055c96b"/>
    </style:style>
    <style:style style:name="T19" style:family="text">
      <style:text-properties officeooo:rsid="005520db"/>
    </style:style>
    <style:style style:name="T20" style:family="text">
      <style:text-properties officeooo:rsid="005628df"/>
    </style:style>
    <style:style style:name="T21" style:family="text">
      <style:text-properties officeooo:rsid="005693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eataxe-64</text:p>
      <text:p text:style-name="P8">Working with Polynomials</text:p>
      <text:p text:style-name="P9">Richard Parker <text:span text:style-name="T20">11</text:span>.<text:span text:style-name="T5">1</text:span>.201<text:span text:style-name="T20">9</text:span></text:p>
      <text:p text:style-name="P1"/>
      <text:p text:style-name="P10">Section 1 – Introduction</text:p>
      <text:p text:style-name="P2"/>
      <text:p text:style-name="P36">This document <text:span text:style-name="T20">is the start of a design document on the introduction of polynomial arithmetic into meataxe64, aiming to introduce four main functions - multiplication, long division, greatest common divisor, and multiplication modulo a "constant" polynomial - one that needs preparation for.</text:span></text:p>
      <text:p text:style-name="P36"/>
      <text:p text:style-name="P36"><text:span text:style-name="T20">Probably the first one to be used will be GCD, so that the fast part of factorization of characteristic polynomials can be done. <text:s/>These frequently start off partially factorized, and the GCD with their formal derivative can also be done quickly.</text:span></text:p>
      <text:p text:style-name="P36"/>
      <text:p text:style-name="P36"><text:span text:style-name="T20">The performance-critical function, however, is probably multiplication, and I propose to start with that, as this function may need to be investigated further after it is written.</text:span></text:p>
      <text:p text:style-name="P36"/>
      <text:p text:style-name="P45">Section <text:span text:style-name="T20">2</text:span> – <text:span text:style-name="T21">Basic ideas and add/subtract.</text:span></text:p>
      <text:p text:style-name="P38"/>
      <text:p text:style-name="P36"><text:span text:style-name="T21">The basic idea is that a polynomial over a field is held little-endian as a vector over that field, with the degree (or at least a bound for the degree) held in a DSPACE. <text:s/>This enables polynomials of the same length to be manipulated using DAdd, DSub, DSMad and DMul, DCpy, and also DCut and DPaste. <text:s/>At this stage anyway, if the field is set for an extension field it will not be possible to work also in the ground (prime) field, though all but DCut and DPaste would work. <text:s/>It seems easiest at this stage to use DCut and DPaste for many operations</text:span></text:p>
      <text:p text:style-name="P36"/>
      <text:p text:style-name="P45">Section <text:span text:style-name="T20">3</text:span> – <text:span text:style-name="T20">Polynomial Multiplication.</text:span></text:p>
      <text:p text:style-name="P38"/>
      <text:p text:style-name="P39">The basic strategy is to use Karatsuba to recursively reduce the degree of the polynomial until it reaches some limit, after which the "small" strategy is used. <text:s/></text:p>
      <text:p text:style-name="P36"/>
      <text:p text:style-name="P37">================== <text:s/>Obsolete junk from here onwards =================</text:p>
      <text:p text:style-name="P36"/>
      <text:p text:style-name="P36"/>
      <text:p text:style-name="P36"/>
      <text:p text:style-name="P36">takes a <text:span text:style-name="T15">detailed </text:span>look at the issues around using meataxe64 to work with polynomials over finite fields.</text:p>
      <text:p text:style-name="P4"/>
      <text:p text:style-name="P4">There are several reasons why we need<text:span text:style-name="T12"> this.</text:span></text:p>
      <text:p text:style-name="P3"><text:soft-page-break/></text:p>
      <text:list xml:id="list1033626093801372148" text:style-name="L1">
        <text:list-item>
          <text:p text:style-name="P35">The DSMul and (particularly) the DSMad routines in the "field" module are currenly extremely slow when working with large fields of small characteristic. <text:s/>Up to 65536, logarithms are used, but for larger fields I suspect we need to work with polynomials modulo the Conway polynomial.</text:p>
        </text:list-item>
        <text:list-item>
          <text:p text:style-name="P35">The Holt-Rees method for finding singular group-algebra elements requires us at least to find roots (linear factors) in characteristic polynomials. <text:s/>It seems clear that the GCD of (X<text:span text:style-name="T3">q</text:span><text:span text:style-name="T1"> </text:span><text:span text:style-name="T2">− 1)</text:span><text:span text:style-name="T1"> and the characteristic polynomial will be an important step in this process.</text:span></text:p>
        </text:list-item>
        <text:list-item>
          <text:p text:style-name="P40">Factorizing the characteristic polynomial of a group algebra element can assist more generally in getting a first impression of the structure of the module, and choosing vectors to spin up.</text:p>
        </text:list-item>
        <text:list-item>
          <text:p text:style-name="P40">The factorization of the characteristic polynomial of a group element can lead to the automatic computation of the Brauer character, which will provide an independent check on the accuracy of Brauer character tables.</text:p>
        </text:list-item>
        <text:list-item>
          <text:p text:style-name="P41">Meataxe64 has good matrix methods implemented, and we may find that using them for polynomial factorization is a useful thing to do.<text:span text:style-name="T15"> <text:s/>This will need the surrounding infrastructure, however.</text:span></text:p>
        </text:list-item>
      </text:list>
      <text:p text:style-name="P13"/>
      <text:p text:style-name="P14">As I see it so far, there are four likely main routines, plus a list of others of a more administrative nature. <text:s/>The main four are . . .</text:p>
      <text:p text:style-name="P14"/>
      <text:p text:style-name="P19">Polynomial Multiplication.<text:span text:style-name="T6"> <text:s/>Initially this can be </text:span><text:span text:style-name="T7">done by shift/add, but there is an issue even here - for GF 4,8,16,9 the shift tables are different for the ground (prime) field and for the extension field and both tables would be needed. <text:s/>Initially, therefore, the polynomial routines will work only for the extension field in these cases. <text:s/>Later on, however, we will want to use Karatsuba down to a basic case, a bit like Strassen, and (also like Strassen) there are considerable issues to consider to deal with degrees that are not powers of two times the basic case. <text:s/>The plan is to require the product to be allocated much too big to hold the answer, so that the memory after the answer can be used as working storage for the adds and multiplies of the Karatsuba method.</text:span></text:p>
      <text:p text:style-name="P23"/>
      <text:p text:style-name="P20">Polynomial Long Division.<text:span text:style-name="T6"> <text:s/>Initially again this can be done by shift/add, again with the same issue with 4,8,16,9, and - a bit like Gaussian - it is better to divide and conquer here also, relying on the (faster) multiply once Karatsuba is in place.</text:span></text:p>
      <text:p text:style-name="P24"/>
      <text:p text:style-name="P21">Greatest Common Divisor.<text:span text:style-name="T6"> <text:s/>Initially this can be done based on Polynomial Long Division, but there is a divide-and-conquer method here also - the "half-GCD".</text:span></text:p>
      <text:p text:style-name="P25"/>
      <text:p text:style-name="P21">Prepared multiply and reduce.<text:span text:style-name="T6"> <text:s/>Initially this can be based on multiply and long division, but the methods of Barrett and Montgomery are, I think, applicable.</text:span></text:p>
      <text:p text:style-name="P25"/>
      <text:p text:style-name="P25">There are a multitude of issues to consider.</text:p>
      <text:p text:style-name="P25"/>
      <text:p text:style-name="P11">Section <text:span text:style-name="T20">12</text:span> – <text:span text:style-name="T16">Outstanding design issues.</text:span></text:p>
      <text:p text:style-name="P5"/>
      <text:p text:style-name="P15"><text:soft-page-break/><text:span text:style-name="T8">B</text:span><text:span text:style-name="T6">efore starting work on the design and implementation, it is probably best to sort out most of the outstanding questions. <text:s/>We probably cannot hope to get things exactly right first time, but at least by getting much of it clear, we can probably retain much of the design and code when the inevitable "version 2" is needed.</text:span></text:p>
      <text:p text:style-name="P25"/>
      <text:p text:style-name="P15"><text:span text:style-name="T6">1. <text:s/></text:span><text:span text:style-name="T13">Prime Field.</text:span><text:span text:style-name="T6"> <text:s/>Does the polynomial system just work over the set field, or can it also work over the ground (prime) field when set to an extension field. <text:s/>DCut and DPaste currently only work over the set field (though the other routines work over either) and the issue with shifting tables arises also with the polynomial system, at least initially. <text:s/>It may be good, however, if the polynomial methods could be used in FIELD itself to do multiplication over large extensions of small characteristic, which are currently slow.</text:span></text:p>
      <text:p text:style-name="P25"/>
      <text:p text:style-name="P16"><text:span text:style-name="T6">2. <text:s/></text:span><text:span text:style-name="T13">One length or two.</text:span><text:span text:style-name="T6"> Does polynomial multiplication allow for the two </text:span><text:span text:style-name="T9">factors to be of (widely) different lengths? <text:s/>In many cases it is easier to have just one length. <text:s/>How does Karatsuba work if the lengths are vastly different?</text:span></text:p>
      <text:p text:style-name="P26"/>
      <text:p text:style-name="P16"><text:span text:style-name="T9">3. <text:s/></text:span><text:span text:style-name="T14">Working Storage.</text:span><text:span text:style-name="T9"> <text:s/>Is it a good idea to allocate the result area of considerably greater size than necessary so that any working storage needed can use the extra space, avoiding allocations and probably gaining cache-friendlyness as well. <text:s/>What are the prototypes for computing these sizes? <text:s/>Is there any point in being conservative?</text:span></text:p>
      <text:p text:style-name="P26"/>
      <text:p text:style-name="P17"><text:span text:style-name="T6">4. <text:s/></text:span><text:span text:style-name="T13">Multiplication base case.</text:span><text:span text:style-name="T6"> <text:s/>Ultimately the speed of the base case in Karatsuba multiply will have a big impact on the overall speed of all the polynomial stuff. <text:s/>This needs to be designed for all the fields, probably with a dozen or so special implementations. <text:s/>The PCLMUL instruction will be powerful in the case of characteristic 2.</text:span></text:p>
      <text:p text:style-name="P26"/>
      <text:p text:style-name="P17"><text:span text:style-name="T6">5. <text:s/></text:span><text:span text:style-name="T13">Vectorization.</text:span><text:span text:style-name="T6"> <text:s/>It will be desirable for larger work to try to use the vector registers of the x86. <text:s/>I have no idea as yet how this can be done.</text:span></text:p>
      <text:p text:style-name="P26"/>
      <text:p text:style-name="P17"><text:span text:style-name="T6">6. <text:s/></text:span><text:span text:style-name="T13">Multi-core.</text:span><text:span text:style-name="T6"> <text:s/>At a higher level of the software stack, it will probably be desirable to be able to use multiple cores for some of the big work - particularly polynomial factorization. <text:s/>Need to look up how these things are best done, and all the modern algorithms there are.</text:span></text:p>
      <text:p text:style-name="P26"/>
      <text:p text:style-name="P17"><text:span text:style-name="T6">7. <text:s/></text:span><text:span text:style-name="T13">Long division divide-and-conquer.</text:span><text:span text:style-name="T6"> <text:s/>Need to think out how this works.</text:span></text:p>
      <text:p text:style-name="P26"/>
      <text:p text:style-name="P17"><text:span text:style-name="T6">8. <text:s/></text:span><text:span text:style-name="T13">Half-GCD.</text:span><text:span text:style-name="T6"> <text:s/>Again this must be looked up and throughly understood before proceeding too far with the GCD work.</text:span></text:p>
      <text:p text:style-name="P26"/>
      <text:p text:style-name="P12">Section <text:span text:style-name="T20">13</text:span> – <text:span text:style-name="T17">Polynomial Multiplication.</text:span></text:p>
      <text:p text:style-name="P6"/>
      <text:p text:style-name="P27">Just as the performance of matrix work ultimately comes down to matrix multiplication, I think the performance of polynomial work ultimately comes down to polynomial multiplication. <text:s/>Similarly just as Strassen must compete with all the <text:soft-page-break/>administration and format changes needed because Strassen matrices are used less, so Karatsuba must compete with the same sort of issues. <text:s/>Karatsuba, however, gains more, and so we must start with a clear understanding of Karatsuba to clarify the relative importance of add, subtract and multiply.</text:p>
      <text:p text:style-name="P27"/>
      <text:p text:style-name="P18"><text:span text:style-name="T6">The basic plan of Karatsuba is that (Px+Q)(Rx+S)=[PR]x</text:span><text:span text:style-name="T4">2</text:span><text:span text:style-name="T6"> + [PS+QR]x+QS, and that the middle term can be computed as (P+Q)(R+S) - PR - QS, so that three multiplications, namely PR, QS and (P+Q)(R+S) suffice. <text:s/>Hence a double-sized</text:span><text:span text:style-name="T10"> Karatsuba</text:span><text:span text:style-name="T6"> multiplication needs three multiplications and eight add/subtract operations</text:span><text:span text:style-name="T10"> (</text:span><text:span text:style-name="T6">since products are of double-length</text:span><text:span text:style-name="T10">) instead of the four multiplications and four additions that would be needed for the naive approach.</text:span></text:p>
      <text:p text:style-name="P28"/>
      <text:p text:style-name="P32">Characteristic 2.</text:p>
      <text:p text:style-name="P29"/>
      <text:p text:style-name="P29">Since Westmere (working) and particularly since Haswell (fast) the PCLMUL instruction is a game-changer in characteristic 2, multiplying two 64-bit polynomials to produce a 128-bit result in a clock cycle or so. <text:s/>Hence the base case is at least 128 bits. <text:s/>No other method can hope to compete with this.</text:p>
      <text:p text:style-name="P29"/>
      <text:p text:style-name="P22"><text:span text:style-name="T6">For the old 64-bit chips - Nehalem is the last without it - another method must be found, but</text:span><text:span text:style-name="T11"> this is not of great </text:span><text:span text:style-name="T6">importance.</text:span><text:span text:style-name="T11"> <text:s/>It should work on Nehalem, but does not need to be fast.</text:span></text:p>
      <text:p text:style-name="P30"/>
      <text:p text:style-name="P34"><text:span text:style-name="T19">P</text:span>erformance comparisons.</text:p>
      <text:p text:style-name="P43"/>
      <text:p text:style-name="P43">At this stage, for odd characteristic anyway, we need to be able to choose the best approach. <text:s/>Is it worth reformatting? <text:s/>How expensive is it to have two lengths? <text:s/>Can the vector registers be used? <text:s/>It is slow enough to warrant multiple core use? </text:p>
      <text:p text:style-name="P30"/>
      <text:p text:style-name="P33">Byte-Wide Lookup to two bytes.</text:p>
      <text:p text:style-name="P31"/>
      <text:p text:style-name="P31">For the fields 2-16, a general method is available where the product of two byte-sized polynomials is obtained by using a 128K lookup table M[byte][byte] giving a two-byte result. <text:s/>We may initially use this also for fields 17-256, though in this case the top byte is always zero, which is probably worth using for performance reasons<text:span text:style-name="T18">. </text:span></text:p>
      <text:p text:style-name="P29"/>
      <text:p text:style-name="P32">Characterstic 17-251.</text:p>
      <text:p text:style-name="P29"/>
      <text:p text:style-name="P29">This may be the most important case, since Holt/Rees becomes critical for these fields. <text:s/>We will therefore consider this case in considerable detail.</text:p>
      <text:p text:style-name="P29"/>
      <text:p text:style-name="P29">One method is to use the byte-wide multiplication and addition tables already present in the FIELD routine structure. <text:s/>This has the advantage of simplicity of implementation, so we need to estimate the performanc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1-11T16:42:28.160591005</dc:date>
    <meta:editing-duration>P1DT1H18M1S</meta:editing-duration>
    <meta:editing-cycles>159</meta:editing-cycles>
    <meta:generator>LibreOffice/5.1.6.2$Linux_X86_64 LibreOffice_project/10m0$Build-2</meta:generator>
    <meta:print-date>2017-10-29T12:03:00.961053634</meta:print-date>
    <meta:document-statistic meta:table-count="0" meta:image-count="0" meta:object-count="0" meta:page-count="4" meta:paragraph-count="48" meta:word-count="1560" meta:character-count="9417" meta:non-whitespace-character-count="7844"/>
  </office:meta>
</office:document-meta>
</file>